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quot" svg:font-family="quot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1" style:family="table" style:master-page-name="MP0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1.A" style:family="table-column">
      <style:table-column-properties style:column-width="2.242cm"/>
    </style:style>
    <style:style style:name="Tabel1.B" style:family="table-column">
      <style:table-column-properties style:column-width="1.501cm"/>
    </style:style>
    <style:style style:name="Tabel1.C" style:family="table-column">
      <style:table-column-properties style:column-width="5.283cm"/>
    </style:style>
    <style:style style:name="Tabel1.D" style:family="table-column">
      <style:table-column-properties style:column-width="0.467cm"/>
    </style:style>
    <style:style style:name="Tabel1.E" style:family="table-column">
      <style:table-column-properties style:column-width="0.884cm"/>
    </style:style>
    <style:style style:name="Tabel1.F" style:family="table-column">
      <style:table-column-properties style:column-width="2.642cm"/>
    </style:style>
    <style:style style:name="Tabel1.G" style:family="table-column">
      <style:table-column-properties style:column-width="0.676cm"/>
    </style:style>
    <style:style style:name="Tabel1.H" style:family="table-column">
      <style:table-column-properties style:column-width="3.318cm"/>
    </style:style>
    <style:style style:name="Tabel1.1" style:family="table-row">
      <style:table-row-properties fo:background-color="transparent" style:keep-together="true" fo:keep-together="auto" style:use-optimal-row-height="false">
        <style:background-image/>
      </style:table-row-properties>
    </style:style>
    <style:style style:name="Tabel1.A1" style:family="table-cell">
      <style:table-cell-properties style:vertical-align="middle" fo:background-color="#663300" fo:padding="0.049cm" fo:border="0.018cm solid #000000" style:writing-mode="lr-tb">
        <style:background-image/>
      </style:table-cell-properties>
    </style:style>
    <style:style style:name="Tabel1.C1" style:family="table-cell">
      <style:table-cell-properties style:vertical-align="middle" fo:background-color="#663300" fo:padding="0.049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1.C2" style:family="table-cell">
      <style:table-cell-properties style:vertical-align="middle" fo:background-color="#663300" fo:padding="0.049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1.G2" style:family="table-cell">
      <style:table-cell-properties style:vertical-align="middle" fo:background-color="#663300" fo:padding="0.049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1.A4" style:family="table-cell">
      <style:table-cell-properties style:vertical-align="middle" fo:padding="0.049cm" fo:border="0.018cm solid #000000" style:writing-mode="lr-tb"/>
    </style:style>
    <style:style style:name="P1" style:family="paragraph" style:parent-style-name="Table_20_Heading">
      <style:paragraph-properties fo:text-align="start" style:justify-single-word="false" fo:break-before="page"/>
      <style:text-properties fo:color="#ffffff" style:font-name="quot"/>
    </style:style>
    <style:style style:name="P2" style:family="paragraph" style:parent-style-name="Table_20_Heading">
      <style:paragraph-properties fo:text-align="start" style:justify-single-word="false"/>
      <style:text-properties fo:color="#ffffff" style:font-name="quo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style:use-window-font-color="true" fo:font-style="normal" style:font-style-asian="normal" style:font-style-complex="normal"/>
    </style:style>
    <style:style style:name="P7" style:family="paragraph" style:parent-style-name="Table_20_Contents">
      <style:paragraph-properties fo:margin-left="1.27cm" fo:margin-right="0cm" fo:text-indent="0cm" style:auto-text-indent="false">
        <style:tab-stops/>
      </style:paragraph-properties>
    </style:style>
    <style:style style:name="P8" style:family="paragraph" style:parent-style-name="Table_20_Heading">
      <style:paragraph-properties fo:text-align="center" style:justify-single-word="false"/>
      <style:text-properties fo:color="#ffffff" style:font-name="quot"/>
    </style:style>
    <style:style style:name="P9" style:family="paragraph" style:parent-style-name="Table_20_Heading">
      <style:paragraph-properties text:number-lines="false" text:line-number="0"/>
      <style:text-properties fo:color="#ffffff" style:font-name="quot"/>
    </style:style>
    <style:style style:name="P10" style:family="paragraph" style:parent-style-name="Standard" style:list-style-name="L1"/>
    <style:style style:name="T1" style:family="text">
      <style:text-properties style:font-name="quot"/>
    </style:style>
    <style:style style:name="T2" style:family="text">
      <style:text-properties style:use-window-font-color="true" style:font-name="quot"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row table:style-name="Tabel1.1">
          <table:table-cell table:style-name="Tabel1.A1" table:number-columns-spanned="2" office:value-type="string">
            <text:p text:style-name="P1">Use Case Naam:</text:p>
          </table:table-cell>
          <table:covered-table-cell/>
          <table:table-cell table:style-name="Tabel1.C1" table:number-columns-spanned="3" office:value-type="string">
            <text:p text:style-name="P9">Geld Overmaken</text:p>
          </table:table-cell>
          <table:covered-table-cell/>
          <table:covered-table-cell/>
          <table:table-cell table:style-name="Tabel1.C1" table:number-columns-spanned="2" office:value-type="string">
            <text:p text:style-name="P9">Status:</text:p>
          </table:table-cell>
          <table:covered-table-cell/>
          <table:table-cell table:style-name="Tabel1.A1" office:value-type="string">
            <text:p text:style-name="P9">IB</text:p>
          </table:table-cell>
        </table:table-row>
        <table:table-row>
          <table:table-cell table:style-name="Tabel1.A1" table:number-columns-spanned="2" office:value-type="string">
            <text:p text:style-name="P2">Laatste Update door:</text:p>
          </table:table-cell>
          <table:covered-table-cell/>
          <table:table-cell table:style-name="Tabel1.C2" office:value-type="string">
            <text:p text:style-name="P8">Bas</text:p>
          </table:table-cell>
          <table:table-cell table:style-name="Tabel1.C2" table:number-columns-spanned="3" office:value-type="string">
            <text:p text:style-name="P8"><text:s/>Versie</text:p>
          </table:table-cell>
          <table:covered-table-cell/>
          <table:covered-table-cell/>
          <table:table-cell table:style-name="Tabel1.G2" table:number-columns-spanned="2" office:value-type="string">
            <text:p text:style-name="P8">0.1</text:p>
          </table:table-cell>
          <table:covered-table-cell/>
        </table:table-row>
        <table:table-row>
          <table:table-cell table:style-name="Tabel1.A1" table:number-columns-spanned="2" office:value-type="string">
            <text:p text:style-name="P2">Datum Eerste versie</text:p>
          </table:table-cell>
          <table:covered-table-cell/>
          <table:table-cell table:style-name="Tabel1.A1" office:value-type="string">
            <text:p text:style-name="P8">26/08/19</text:p>
          </table:table-cell>
          <table:table-cell table:style-name="Tabel1.A1" table:number-columns-spanned="3" office:value-type="string">
            <text:p text:style-name="P8"><text:s/>Datum Revisie:</text:p>
          </table:table-cell>
          <table:covered-table-cell/>
          <table:covered-table-cell/>
          <table:table-cell table:style-name="Tabel1.A1" table:number-columns-spanned="2" office:value-type="string">
            <text:p text:style-name="P8">26/08/19</text:p>
          </table:table-cell>
          <table:covered-table-cell/>
        </table:table-row>
        <table:table-row>
          <table:table-cell table:style-name="Tabel1.A4" table:number-columns-spanned="2" office:value-type="string">
            <text:p text:style-name="P3"/>
          </table:table-cell>
          <table:covered-table-cell/>
          <table:table-cell table:style-name="Tabel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Doel:</text:span></text:span></text:p>
          </table:table-cell>
          <table:covered-table-cell/>
          <table:table-cell table:style-name="Tabel1.A4" table:number-columns-spanned="6" office:value-type="string">
            <text:p text:style-name="Standard">- Als klant </text:p>
            <text:p text:style-name="Standard">- wil ik geld overmaken naar een andere rekening</text:p>
            <text:list xml:id="list7511053085894057693" text:style-name="L1">
              <text:list-item>
                <text:p text:style-name="P10">voor redenen welke ik persoonlijk wil motiveren, en</text:p>
              </text:list-item>
              <text:list-item>
                <text:p text:style-name="P10">betalingen met acceptgiro, en</text:p>
              </text:list-item>
              <text:list-item>
                <text:p text:style-name="P10">wil ik beschikken over handigheden als periodieke boeking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Actors:</text:span></text:span></text:p>
          </table:table-cell>
          <table:covered-table-cell/>
          <table:table-cell table:style-name="Tabel1.A4" table:number-columns-spanned="6" office:value-type="string">
            <text:p text:style-name="Table_20_Contents">–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1">Precondities:</text:span></text:span></text:p>
          </table:table-cell>
          <table:covered-table-cell/>
          <table:table-cell table:style-name="Tabel1.A4" table:number-columns-spanned="6" office:value-type="string">
            <text:p text:style-name="Table_20_Contents">– Klant met persoonlijke rekening, is</text:p>
            <text:p text:style-name="Table_20_Contents">– Reeds ingelogd, met</text:p>
            <text:p text:style-name="Table_20_Contents">– Voldoende saldo op de reken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2" office:value-type="string">
            <text:p text:style-name="Table_20_Contents"><text:span text:style-name="Strong_20_Emphasis"><text:span text:style-name="T2">Postcondities:</text:span></text:span></text:p>
          </table:table-cell>
          <table:covered-table-cell/>
          <table:table-cell table:style-name="Tabel1.A4" table:number-columns-spanned="6" office:value-type="string">
            <text:p text:style-name="P6">– Geslaagde overboeking</text:p>
            <text:p text:style-name="P6">– Dan wel geannuleerde overboeking wegens onvoldoende sal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4"><text:span text:style-name="Strong_20_Emphasis"><text:span text:style-name="T1">Happy Flow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Stap</text:p>
          </table:table-cell>
          <table:table-cell table:style-name="Tabel1.A4" table:number-columns-spanned="3" office:value-type="string">
            <text:p text:style-name="Table_20_Contents">Gebruiker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Systeem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1</text:p>
          </table:table-cell>
          <table:table-cell table:style-name="Tabel1.A4" table:number-columns-spanned="3" office:value-type="string">
            <text:p text:style-name="Table_20_Contents">Klant is ingelogd en activeert de optie 'geld overmaken' in het dashboa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Biedt formulier 'geld overmaken' aan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2</text:p>
          </table:table-cell>
          <table:table-cell table:style-name="Tabel1.A4" table:number-columns-spanned="3" office:value-type="string">
            <text:p text:style-name="Table_20_Contents">Klant vult formulier 'geld overmaken' met gegevens voor de transactie:</text:p>
            <text:p text:style-name="Table_20_Contents">– van rekening</text:p>
            <text:p text:style-name="Table_20_Contents">– naar rekening</text:p>
            <text:p text:style-name="Table_20_Contents">– van rekeninghouder</text:p>
            <text:p text:style-name="Table_20_Contents">– bedrag</text:p>
            <text:p text:style-name="Table_20_Contents">– opmerking / betaalkenmerk</text:p>
            <text:p text:style-name="Table_20_Contents">– datum overboeking </text:p>
            <text:p text:style-name="Table_20_Contents">– periodiek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Controle op:</text:p>
            <text:p text:style-name="Table_20_Contents">– rekening matcht rekeninghouder</text:p>
            <text:p text:style-name="Table_20_Contents">– bedrag &lt; saldo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3</text:p>
          </table:table-cell>
          <table:table-cell table:style-name="Tabel1.A4" table:number-columns-spanned="3" office:value-type="string">
            <text:p text:style-name="Table_20_Contents">Klant accordeert met wachtwoo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Opdracht overzicht aanbieden aan klant voor akkoord</text:p>
            <text:p text:style-name="Table_20_Contents">– incl. saldo voor en na overboeking</text:p>
            <text:p text:style-name="Table_20_Contents">– controle op wachtwoord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4</text:p>
          </table:table-cell>
          <table:table-cell table:style-name="Tabel1.A4" table:number-columns-spanned="3" office:value-type="string">
            <text:p text:style-name="Table_20_Contents">Klant ziet resultaat in het dashboa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Retour dashboard en</text:p>
            <text:p text:style-name="Table_20_Contents">update van gegevens in dashboard</text:p>
          </table:table-cell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4"><text:span text:style-name="Strong_20_Emphasis"><text:span text:style-name="T1">Alternatieve Flow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Stap</text:p>
          </table:table-cell>
          <table:table-cell table:style-name="Tabel1.A4" table:number-columns-spanned="3" office:value-type="string">
            <text:p text:style-name="Table_20_Contents">Gebruiker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Systeem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2.1</text:p>
          </table:table-cell>
          <table:table-cell table:style-name="Tabel1.A4" table:number-columns-spanned="3" office:value-type="string">
            <text:p text:style-name="Table_20_Contents">Gebruiker ziet een overzicht met daarin duidelijk gemarkeerd de gemaakte fout.</text:p>
            <text:p text:style-name="Table_20_Contents">– Gebruiker herstelt de fout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Systeemcontrole geeft fout.</text:p>
            <text:p text:style-name="Table_20_Contents">– Opdracht overzicht aanbieden aan klant met daarin gemarkeerd de gemaakte fout.</text:p>
            <text:p text:style-name="Table_20_Contents">– Vervolgens opnieuw aanbieden het formulier 'geld overmaken' inclusief reeds gematchte gegevens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>3.1</text:p>
          </table:table-cell>
          <table:table-cell table:style-name="Tabel1.A4" table:number-columns-spanned="3" office:value-type="string">
            <text:p text:style-name="Table_20_Contents">Klant accordeert opnieuw met <text:soft-page-break/>wachtwoord</text:p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>Melding verkeerd wachtwoord</text:p>
            <text:p text:style-name="Table_20_Contents"><text:soft-page-break/>– hernieuwd aanbieden van overzicht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Table_20_Contents"/>
          </table:table-cell>
          <table:table-cell table:style-name="Tabel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el1.A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5">Ideeë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4" table:number-columns-spanned="8" office:value-type="string">
            <text:p text:style-name="P7">– Beheer van persoonlijke contacten door kl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quot" svg:font-family="quot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nl" fo:country="N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tandaardalinea-lettertyp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style:font-name-asian="SimSu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gebruiker kvk</meta:initial-creator>
    <dc:creator>gebruiker kvk</dc:creator>
    <meta:creation-date>2019-08-26T14:54:00Z</meta:creation-date>
    <dc:date>2019-08-26T20:41:56.85</dc:date>
    <meta:editing-cycles>2</meta:editing-cycles>
    <meta:editing-duration>PT60S</meta:editing-duration>
    <meta:document-statistic meta:table-count="1" meta:image-count="0" meta:object-count="0" meta:page-count="2" meta:paragraph-count="71" meta:word-count="261" meta:character-count="1666"/>
    <meta:template xlink:type="simple" xlink:actuate="onRequest" xlink:title="" xlink:href="../UseCaseTemplate.odt/Normal"/>
  </office:meta>
</office:document-meta>
</file>